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
      <style:text-properties fo:font-weight="bold" style:font-weight-asian="bold" style:font-weight-complex="bold"/>
    </style:style>
    <style:style style:name="P2" style:family="paragraph" style:parent-style-name="Text_20_body" style:list-style-name="L1"/>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4 Test</text:p>
      <text:h text:style-name="Heading_20_1" text:outline-level="1">Couverture du code</text:h>
      <text:list xml:id="list39602012" text:style-name="L1">
        <text:list-item>
          <text:p text:style-name="P2">La couleur verte indique les lignes entièrement couvertes, la jaune partiellement et la rouge pas du tout.</text:p>
        </text:list-item>
        <text:list-item>
          <text:p text:style-name="P2">L'onglet Coverage liste le pourcentage de couverture et de non couverture du projet. Il permet de défiler les méthodes de chaque classe et indique leur pourcentage de couverture.</text:p>
        </text:list-item>
        <text:list-item>
          <text:p text:style-name="P2">Test modifié.</text:p>
        </text:list-item>
        <text:list-item>
          <text:p text:style-name="P2">Les lignes restantes en rouge sont les exceptions. En effet ici les exceptions ne sont pas exécutées. Elles sont marquées non exécutées.</text:p>
        </text:list-item>
        <text:list-item>
          <text:p text:style-name="P2">EclEmma permet de vérifier qu'un test satisfait TER2 sinon il signalerait qu'il manque des branches non couverts. En passant par tous les arcs on atteint les différents noeuds du graphe. Alors EclEmma permet de vérifier qu'un test satisfait aussi TER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olabi AHOUNOU</meta:initial-creator>
    <meta:creation-date>2013-03-11T09:36:45</meta:creation-date>
    <dc:date>2013-03-21T19:45:48.98</dc:date>
    <dc:creator>Folabi Thierry AHOUNOU</dc:creator>
    <meta:editing-duration>PT00H14M38S</meta:editing-duration>
    <meta:editing-cycles>8</meta:editing-cycles>
    <meta:generator>OpenOffice.org/3.2$Win32 OpenOffice.org_project/320m18$Build-9502</meta:generator>
    <meta:document-statistic meta:table-count="0" meta:image-count="0" meta:object-count="0" meta:page-count="1" meta:paragraph-count="7" meta:word-count="119" meta:character-count="721"/>
  </office:meta>
</office:document-meta>
</file>